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8.76pt"/>
    </style:style>
    <style:style style:name="co2" style:family="table-column">
      <style:table-column-properties fo:break-before="auto" style:column-width="124.36pt"/>
    </style:style>
    <style:style style:name="co3" style:family="table-column">
      <style:table-column-properties fo:break-before="auto" style:column-width="153.55pt"/>
    </style:style>
    <style:style style:name="co4" style:family="table-column">
      <style:table-column-properties fo:break-before="auto" style:column-width="378pt"/>
    </style:style>
    <style:style style:name="co5" style:family="table-column">
      <style:table-column-properties fo:break-before="auto" style:column-width="91.45pt"/>
    </style:style>
    <style:style style:name="co6" style:family="table-column">
      <style:table-column-properties fo:break-before="auto" style:column-width="170.9pt"/>
    </style:style>
    <style:style style:name="co7" style:family="table-column">
      <style:table-column-properties fo:break-before="auto" style:column-width="69.5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8pt" fo:break-before="auto" style:use-optimal-row-height="true"/>
    </style:style>
    <style:style style:name="ro3" style:family="table-row">
      <style:table-row-properties style:row-height="13.21pt" fo:break-before="auto" style:use-optimal-row-height="true"/>
    </style:style>
    <style:style style:name="ro4" style:family="table-row">
      <style:table-row-properties style:row-height="35.8pt" fo:break-before="auto" style:use-optimal-row-height="true"/>
    </style:style>
    <style:style style:name="ro5" style:family="table-row">
      <style:table-row-properties style:row-height="37.84pt" fo:break-before="auto" style:use-optimal-row-height="true"/>
    </style:style>
    <style:style style:name="ro6" style:family="table-row">
      <style:table-row-properties style:row-height="13.75pt" fo:break-before="auto" style:use-optimal-row-height="true"/>
    </style:style>
    <style:style style:name="ro7" style:family="table-row">
      <style:table-row-properties style:row-height="24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CC3200_Breakout_bo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number-columns-repeated="1015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_PART_NUMBER</text:p>
          </table:table-cell>
          <table:table-cell office:value-type="string" calcext:value-type="string">
            <text:p>PROD_ID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UR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.1UF-0402-16V-10%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.1µF ceramic capacitors</text:p>
          </table:table-cell>
          <table:table-cell office:value-type="string" calcext:value-type="string">
            <text:p>Vishay / Vitramon</text:p>
          </table:table-cell>
          <table:table-cell table:style-name="ce3" office:value-type="string" calcext:value-type="string">
            <text:p>VJ1206Y104KXBAT</text:p>
          </table:table-cell>
          <table:table-cell office:value-type="string" calcext:value-type="string">
            <text:p>77-VJ1206Y104KXBAT</text:p>
            <text:p/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Vishay/VJ1206Y104KXBAT/?qs=9XTvUtu7mEYpFuKWvBt70A%3D%3D&amp;gclid=Cj0KEQjw8tbHBRC6rLS024qYjtEBEiQA7wIDeVInGKw3LtqZgZw5t9rIOEWVgQLTs6K2wxQv4-VVoCcaApgT8P8HAQ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2</text:p>
          </table:table-cell>
          <table:table-cell office:value-type="string" calcext:value-type="string">
            <text:p>1.0uF</text:p>
          </table:table-cell>
          <table:table-cell office:value-type="string" calcext:value-type="string">
            <text:p>1.0UF-0402-16V-10%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1µF ceramic capacitors</text:p>
          </table:table-cell>
          <table:table-cell office:value-type="string" calcext:value-type="string">
            <text:p>TDK</text:p>
          </table:table-cell>
          <table:table-cell table:style-name="ce3" office:value-type="string" calcext:value-type="string">
            <text:p>C1608X5R1H105K080AB</text:p>
          </table:table-cell>
          <table:table-cell office:value-type="string" calcext:value-type="string">
            <text:p>CAP-12417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TDK/C1608X5R1H105K080AB/?qs=NRhsANhppD%252bLmxnPDqAv3A%3D%3D&amp;gclid=Cj0KEQjw8tbHBRC6rLS024qYjtEBEiQA7wIDeZZ80Wl2PAoSXEPMAVvmiRpQS3HmktwG17Vn6KcwBOwaAifa8P8HAQ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0UF-0603-6.3V-20%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10.0µF ceramic capacitors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C1206C106J8RACTU</text:p>
          </table:table-cell>
          <table:table-cell office:value-type="string" calcext:value-type="string">
            <text:p>CAP-11015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KEMET/C1206C106J8RACTU/?qs=sGAEpiMZZMs0AnBnWHyRQI9zuYIiQALCxycYRDSW%2f4w%3d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0UF-0603-6.3V-20%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10.0µF ceramic capacitors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C1206C106J8RACTU</text:p>
          </table:table-cell>
          <table:table-cell office:value-type="string" calcext:value-type="string">
            <text:p>CAP-11015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KEMET/C1206C106J8RACTU/?qs=sGAEpiMZZMs0AnBnWHyRQI9zuYIiQALCxycYRDSW%2f4w%3d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.1UF-0402-16V-10%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.1µF ceramic capacitors</text:p>
          </table:table-cell>
          <table:table-cell office:value-type="string" calcext:value-type="string">
            <text:p>Vishay / Vitramon</text:p>
          </table:table-cell>
          <table:table-cell table:style-name="ce3" office:value-type="string" calcext:value-type="string">
            <text:p>VJ1206Y104KXBAT</text:p>
          </table:table-cell>
          <table:table-cell office:value-type="string" calcext:value-type="string">
            <text:p>CAP-12416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Vishay/VJ1206Y104KXBAT/?qs=9XTvUtu7mEYpFuKWvBt70A%3D%3D&amp;gclid=Cj0KEQjw8tbHBRC6rLS024qYjtEBEiQA7wIDeVInGKw3LtqZgZw5t9rIOEWVgQLTs6K2wxQv4-VVoCcaApgT8P8HAQ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6</text:p>
          </table:table-cell>
          <table:table-cell office:value-type="string" calcext:value-type="string">
            <text:p>1.0uF</text:p>
          </table:table-cell>
          <table:table-cell office:value-type="string" calcext:value-type="string">
            <text:p>1.0UF-0402-16V-10%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1µF ceramic capacitors</text:p>
          </table:table-cell>
          <table:table-cell office:value-type="string" calcext:value-type="string">
            <text:p>TDK</text:p>
          </table:table-cell>
          <table:table-cell table:style-name="ce3" office:value-type="string" calcext:value-type="string">
            <text:p>C1608X5R1H105K080AB</text:p>
          </table:table-cell>
          <table:table-cell office:value-type="string" calcext:value-type="string">
            <text:p>CAP-12417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TDK/C1608X5R1H105K080AB/?qs=NRhsANhppD%252bLmxnPDqAv3A%3D%3D&amp;gclid=Cj0KEQjw8tbHBRC6rLS024qYjtEBEiQA7wIDeZZ80Wl2PAoSXEPMAVvmiRpQS3HmktwG17Vn6KcwBOwaAifa8P8HAQ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7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0UF-0603-6.3V-20%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10.0µF ceramic capacitors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C1206C106J8RACTU</text:p>
          </table:table-cell>
          <table:table-cell office:value-type="string" calcext:value-type="string">
            <text:p>CAP-11015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KEMET/C1206C106J8RACTU/?qs=sGAEpiMZZMs0AnBnWHyRQI9zuYIiQALCxycYRDSW%2f4w%3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0.8u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.1UF-0402-16V-10%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.1µF ceramic capacitors</text:p>
          </table:table-cell>
          <table:table-cell office:value-type="string" calcext:value-type="string">
            <text:p>Vishay / Vitramon</text:p>
          </table:table-cell>
          <table:table-cell table:style-name="ce3" office:value-type="string" calcext:value-type="string">
            <text:p>VJ1206Y104KXBAT</text:p>
          </table:table-cell>
          <table:table-cell office:value-type="string" calcext:value-type="string">
            <text:p>CAP-12416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Vishay/VJ1206Y104KXBAT/?qs=9XTvUtu7mEYpFuKWvBt70A%3D%3D&amp;gclid=Cj0KEQjw8tbHBRC6rLS024qYjtEBEiQA7wIDeVInGKw3LtqZgZw5t9rIOEWVgQLTs6K2wxQv4-VVoCcaApgT8P8HAQ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10</text:p>
          </table:table-cell>
          <table:table-cell office:value-type="string" calcext:value-type="string">
            <text:p>1.0uF</text:p>
          </table:table-cell>
          <table:table-cell office:value-type="string" calcext:value-type="string">
            <text:p>1.0UF-0402-16V-10%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1µF ceramic capacitors</text:p>
          </table:table-cell>
          <table:table-cell office:value-type="string" calcext:value-type="string">
            <text:p>TDK</text:p>
          </table:table-cell>
          <table:table-cell table:style-name="ce3" office:value-type="string" calcext:value-type="string">
            <text:p>C1608X5R1H105K080AB</text:p>
          </table:table-cell>
          <table:table-cell office:value-type="string" calcext:value-type="string">
            <text:p>CAP-12417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TDK/C1608X5R1H105K080AB/?qs=NRhsANhppD%252bLmxnPDqAv3A%3D%3D&amp;gclid=Cj0KEQjw8tbHBRC6rLS024qYjtEBEiQA7wIDeZZ80Wl2PAoSXEPMAVvmiRpQS3HmktwG17Vn6KcwBOwaAifa8P8HAQ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1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.1UF-0402-16V-10%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.1µF ceramic capacitors</text:p>
          </table:table-cell>
          <table:table-cell office:value-type="string" calcext:value-type="string">
            <text:p>Vishay / Vitramon</text:p>
          </table:table-cell>
          <table:table-cell table:style-name="ce3" office:value-type="string" calcext:value-type="string">
            <text:p>VJ1206Y104KXBAT</text:p>
          </table:table-cell>
          <table:table-cell office:value-type="string" calcext:value-type="string">
            <text:p>CAP-12416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Vishay/VJ1206Y104KXBAT/?qs=9XTvUtu7mEYpFuKWvBt70A%3D%3D&amp;gclid=Cj0KEQjw8tbHBRC6rLS024qYjtEBEiQA7wIDeVInGKw3LtqZgZw5t9rIOEWVgQLTs6K2wxQv4-VVoCcaApgT8P8HAQ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12</text:p>
          </table:table-cell>
          <table:table-cell office:value-type="string" calcext:value-type="string">
            <text:p>1.0uF</text:p>
          </table:table-cell>
          <table:table-cell office:value-type="string" calcext:value-type="string">
            <text:p>1.0UF-0402-16V-10%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1µF ceramic capacitors</text:p>
          </table:table-cell>
          <table:table-cell office:value-type="string" calcext:value-type="string">
            <text:p>TDK</text:p>
          </table:table-cell>
          <table:table-cell table:style-name="ce3" office:value-type="string" calcext:value-type="string">
            <text:p>C1608X5R1H105K080AB</text:p>
          </table:table-cell>
          <table:table-cell office:value-type="string" calcext:value-type="string">
            <text:p>CAP-12417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TDK/C1608X5R1H105K080AB/?qs=NRhsANhppD%252bLmxnPDqAv3A%3D%3D&amp;gclid=Cj0KEQjw8tbHBRC6rLS024qYjtEBEiQA7wIDeZZ80Wl2PAoSXEPMAVvmiRpQS3HmktwG17Vn6KcwBOwaAifa8P8HAQ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1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.1UF-0402-16V-10%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.1µF ceramic capacitors</text:p>
          </table:table-cell>
          <table:table-cell office:value-type="string" calcext:value-type="string">
            <text:p>Vishay / Vitramon</text:p>
          </table:table-cell>
          <table:table-cell table:style-name="ce3" office:value-type="string" calcext:value-type="string">
            <text:p>VJ1206Y104KXBAT</text:p>
          </table:table-cell>
          <table:table-cell office:value-type="string" calcext:value-type="string">
            <text:p>CAP-12416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Vishay/VJ1206Y104KXBAT/?qs=9XTvUtu7mEYpFuKWvBt70A%3D%3D&amp;gclid=Cj0KEQjw8tbHBRC6rLS024qYjtEBEiQA7wIDeVInGKw3LtqZgZw5t9rIOEWVgQLTs6K2wxQv4-VVoCcaApgT8P8HAQ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1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.1UF-0402-16V-10%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.1µF ceramic capacitors</text:p>
          </table:table-cell>
          <table:table-cell office:value-type="string" calcext:value-type="string">
            <text:p>Vishay / Vitramon</text:p>
          </table:table-cell>
          <table:table-cell table:style-name="ce3" office:value-type="string" calcext:value-type="string">
            <text:p>VJ1206Y104KXBAT</text:p>
          </table:table-cell>
          <table:table-cell office:value-type="string" calcext:value-type="string">
            <text:p>CAP-12416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Vishay/VJ1206Y104KXBAT/?qs=9XTvUtu7mEYpFuKWvBt70A%3D%3D&amp;gclid=Cj0KEQjw8tbHBRC6rLS024qYjtEBEiQA7wIDeVInGKw3LtqZgZw5t9rIOEWVgQLTs6K2wxQv4-VVoCcaApgT8P8HA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4.7NF-50V-10%(0603)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AP-11378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472K2RACTU</text:p>
          </table:table-cell>
          <table:table-cell office:value-type="string" calcext:value-type="string">
            <text:p>CAP-11378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KEMET/C0603C472K2RACTU/?qs=sGAEpiMZZMvS4F1mNSR4OqO7NmXEIzqW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1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.1UF-0402-16V-10%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.1µF ceramic capacitors</text:p>
          </table:table-cell>
          <table:table-cell office:value-type="string" calcext:value-type="string">
            <text:p>Vishay / Vitramon</text:p>
          </table:table-cell>
          <table:table-cell table:style-name="ce3" office:value-type="string" calcext:value-type="string">
            <text:p>VJ1206Y104KXBAT</text:p>
          </table:table-cell>
          <table:table-cell office:value-type="string" calcext:value-type="string">
            <text:p>CAP-12416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Vishay/VJ1206Y104KXBAT/?qs=9XTvUtu7mEYpFuKWvBt70A%3D%3D&amp;gclid=Cj0KEQjw8tbHBRC6rLS024qYjtEBEiQA7wIDeVInGKw3LtqZgZw5t9rIOEWVgQLTs6K2wxQv4-VVoCcaApgT8P8HAQ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1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.1UF-0402-16V-10%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.1µF ceramic capacitors</text:p>
          </table:table-cell>
          <table:table-cell office:value-type="string" calcext:value-type="string">
            <text:p>Vishay / Vitramon</text:p>
          </table:table-cell>
          <table:table-cell table:style-name="ce3" office:value-type="string" calcext:value-type="string">
            <text:p>VJ1206Y104KXBAT</text:p>
          </table:table-cell>
          <table:table-cell office:value-type="string" calcext:value-type="string">
            <text:p>CAP-12416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Vishay/VJ1206Y104KXBAT/?qs=9XTvUtu7mEYpFuKWvBt70A%3D%3D&amp;gclid=Cj0KEQjw8tbHBRC6rLS024qYjtEBEiQA7wIDeVInGKw3LtqZgZw5t9rIOEWVgQLTs6K2wxQv4-VVoCcaApgT8P8HA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4.7NF-50V-10%(0603)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AP-11378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472K2RACTU</text:p>
          </table:table-cell>
          <table:table-cell office:value-type="string" calcext:value-type="string">
            <text:p>CAP-11378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KEMET/C0603C472K2RACTU/?qs=sGAEpiMZZMvS4F1mNSR4OqO7NmXEIzqW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1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.1UF-0402-16V-10%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.1µF ceramic capacitors</text:p>
          </table:table-cell>
          <table:table-cell office:value-type="string" calcext:value-type="string">
            <text:p>Vishay / Vitramon</text:p>
          </table:table-cell>
          <table:table-cell table:style-name="ce3" office:value-type="string" calcext:value-type="string">
            <text:p>VJ1206Y104KXBAT</text:p>
          </table:table-cell>
          <table:table-cell office:value-type="string" calcext:value-type="string">
            <text:p>CAP-12416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Vishay/VJ1206Y104KXBAT/?qs=9XTvUtu7mEYpFuKWvBt70A%3D%3D&amp;gclid=Cj0KEQjw8tbHBRC6rLS024qYjtEBEiQA7wIDeVInGKw3LtqZgZw5t9rIOEWVgQLTs6K2wxQv4-VVoCcaApgT8P8HAQ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20</text:p>
          </table:table-cell>
          <table:table-cell office:value-type="string" calcext:value-type="string">
            <text:p>1.0uF</text:p>
          </table:table-cell>
          <table:table-cell office:value-type="string" calcext:value-type="string">
            <text:p>1.0UF-0402-16V-10%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1µF ceramic capacitors</text:p>
          </table:table-cell>
          <table:table-cell office:value-type="string" calcext:value-type="string">
            <text:p>TDK</text:p>
          </table:table-cell>
          <table:table-cell table:style-name="ce3" office:value-type="string" calcext:value-type="string">
            <text:p>C1608X5R1H105K080AB</text:p>
          </table:table-cell>
          <table:table-cell office:value-type="string" calcext:value-type="string">
            <text:p>CAP-12417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TDK/C1608X5R1H105K080AB/?qs=NRhsANhppD%252bLmxnPDqAv3A%3D%3D&amp;gclid=Cj0KEQjw8tbHBRC6rLS024qYjtEBEiQA7wIDeZZ80Wl2PAoSXEPMAVvmiRpQS3HmktwG17Vn6KcwBOwaAifa8P8HAQ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2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.1UF-0402-16V-10%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.1µF ceramic capacitors</text:p>
          </table:table-cell>
          <table:table-cell office:value-type="string" calcext:value-type="string">
            <text:p>Vishay / Vitramon</text:p>
          </table:table-cell>
          <table:table-cell table:style-name="ce3" office:value-type="string" calcext:value-type="string">
            <text:p>VJ1206Y104KXBAT</text:p>
          </table:table-cell>
          <table:table-cell office:value-type="string" calcext:value-type="string">
            <text:p>CAP-12416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Vishay/VJ1206Y104KXBAT/?qs=9XTvUtu7mEYpFuKWvBt70A%3D%3D&amp;gclid=Cj0KEQjw8tbHBRC6rLS024qYjtEBEiQA7wIDeVInGKw3LtqZgZw5t9rIOEWVgQLTs6K2wxQv4-VVoCcaApgT8P8HAQ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2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.1UF-0402-16V-10%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.1µF ceramic capacitors</text:p>
          </table:table-cell>
          <table:table-cell office:value-type="string" calcext:value-type="string">
            <text:p>Vishay / Vitramon</text:p>
          </table:table-cell>
          <table:table-cell table:style-name="ce3" office:value-type="string" calcext:value-type="string">
            <text:p>VJ1206Y104KXBAT</text:p>
          </table:table-cell>
          <table:table-cell office:value-type="string" calcext:value-type="string">
            <text:p>CAP-12416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Vishay/VJ1206Y104KXBAT/?qs=9XTvUtu7mEYpFuKWvBt70A%3D%3D&amp;gclid=Cj0KEQjw8tbHBRC6rLS024qYjtEBEiQA7wIDeVInGKw3LtqZgZw5t9rIOEWVgQLTs6K2wxQv4-VVoCcaApgT8P8HA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GRM32ER60J107ME20L</text:p>
          </table:table-cell>
          <table:table-cell office:value-type="string" calcext:value-type="string">
            <text:p>81-GRM32ER60J107ME20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Murata/GRM32ER60J107ME20L/?qs=35X%252b5ekJ2E6CDZFQeV9O8Q%3D%3D&amp;gclid=Cj0KEQjwldzHBRCfg_aImKrf7N4BEiQABJTPKPmt7ezABU02iPToaF6T68NsUcaZIOk0ETwFEj99WDcaAqT68P8HA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GRM32ER60J107ME20L</text:p>
          </table:table-cell>
          <table:table-cell office:value-type="string" calcext:value-type="string">
            <text:p>81-GRM32ER60J107ME20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Murata/GRM32ER60J107ME20L/?qs=35X%252b5ekJ2E6CDZFQeV9O8Q%3D%3D&amp;gclid=Cj0KEQjwldzHBRCfg_aImKrf7N4BEiQABJTPKPmt7ezABU02iPToaF6T68NsUcaZIOk0ETwFEj99WDcaAqT68P8HAQ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C25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TDK</text:p>
          </table:table-cell>
          <table:table-cell table:style-name="ce3" office:value-type="string" calcext:value-type="string">
            <text:p>C1005NP01H100D050BA</text:p>
          </table:table-cell>
          <table:table-cell table:style-name="ce3" office:value-type="string" calcext:value-type="string">
            <text:p>810-C1005NP01H100D0A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TDK/C1005NP01H100D050BA/?qs=xLDY6iXSiQYM8BjBXPr7Ng%3D%3D&amp;gclid=Cj0KEQjwldzHBRCfg_aImKrf7N4BEiQABJTPKO05T4u63CpoCV-aaNd1nHjrgUoiSVXwR4LetBMMlXEaAsbl8P8HAQ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C26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TDK</text:p>
          </table:table-cell>
          <table:table-cell table:style-name="ce3" office:value-type="string" calcext:value-type="string">
            <text:p>C1005NP01H100D050BA</text:p>
          </table:table-cell>
          <table:table-cell table:style-name="ce3" office:value-type="string" calcext:value-type="string">
            <text:p>810-C1005NP01H100D0A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TDK/C1005NP01H100D050BA/?qs=xLDY6iXSiQYM8BjBXPr7Ng%3D%3D&amp;gclid=Cj0KEQjwldzHBRCfg_aImKrf7N4BEiQABJTPKO05T4u63CpoCV-aaNd1nHjrgUoiSVXwR4LetBMMlXEaAsbl8P8HAQ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C27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C1206C106J8RACTU</text:p>
          </table:table-cell>
          <table:table-cell office:value-type="string" calcext:value-type="string">
            <text:p>CAP-11015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KEMET/C1206C106J8RACTU/?qs=sGAEpiMZZMs0AnBnWHyRQI9zuYIiQALCxycYRDSW%2f4w%3d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2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Vishay / Vitramon</text:p>
          </table:table-cell>
          <table:table-cell table:style-name="ce3" office:value-type="string" calcext:value-type="string">
            <text:p>VJ1206Y104KXBAT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Vishay/VJ1206Y104KXBAT/?qs=9XTvUtu7mEYpFuKWvBt70A%3D%3D&amp;gclid=Cj0KEQjw8tbHBRC6rLS024qYjtEBEiQA7wIDeVInGKw3LtqZgZw5t9rIOEWVgQLTs6K2wxQv4-VVoCcaApgT8P8HAQ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C2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Vishay / Vitramon</text:p>
          </table:table-cell>
          <table:table-cell table:style-name="ce3" office:value-type="string" calcext:value-type="string">
            <text:p>VJ1206Y104KXBAT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Vishay/VJ1206Y104KXBAT/?qs=9XTvUtu7mEYpFuKWvBt70A%3D%3D&amp;gclid=Cj0KEQjw8tbHBRC6rLS024qYjtEBEiQA7wIDeVInGKw3LtqZgZw5t9rIOEWVgQLTs6K2wxQv4-VVoCcaApgT8P8HAQ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3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Vishay / Vitramon</text:p>
          </table:table-cell>
          <table:table-cell table:style-name="ce3" office:value-type="string" calcext:value-type="string">
            <text:p>VJ1206Y104KXBAT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Vishay/VJ1206Y104KXBAT/?qs=9XTvUtu7mEYpFuKWvBt70A%3D%3D&amp;gclid=Cj0KEQjw8tbHBRC6rLS024qYjtEBEiQA7wIDeVInGKw3LtqZgZw5t9rIOEWVgQLTs6K2wxQv4-VVoCcaApgT8P8HAQ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3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Vishay / Vitramon</text:p>
          </table:table-cell>
          <table:table-cell table:style-name="ce3" office:value-type="string" calcext:value-type="string">
            <text:p>VJ1206Y104KXBAT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Vishay/VJ1206Y104KXBAT/?qs=9XTvUtu7mEYpFuKWvBt70A%3D%3D&amp;gclid=Cj0KEQjw8tbHBRC6rLS024qYjtEBEiQA7wIDeVInGKw3LtqZgZw5t9rIOEWVgQLTs6K2wxQv4-VVoCcaApgT8P8HAQ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C3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C1206C106J8RACTU</text:p>
          </table:table-cell>
          <table:table-cell office:value-type="string" calcext:value-type="string">
            <text:p>CAP-11015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KEMET/C1206C106J8RACTU/?qs=sGAEpiMZZMs0AnBnWHyRQI9zuYIiQALCxycYRDSW%2f4w%3d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C33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GRM21BR61E475KA12L</text:p>
          </table:table-cell>
          <table:table-cell table:style-name="ce3" office:value-type="string" calcext:value-type="string">
            <text:p>81-GRM21BR61E475KA1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Murata-Electronics/GRM21BR61E475KA12L/?qs=sGAEpiMZZMs0AnBnWHyRQFMEm91eSBbsV8HVMC%2fdIUM%3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3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Vishay / Vitramon</text:p>
          </table:table-cell>
          <table:table-cell table:style-name="ce3" office:value-type="string" calcext:value-type="string">
            <text:p>VJ1206Y104KXBAT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Vishay/VJ1206Y104KXBAT/?qs=9XTvUtu7mEYpFuKWvBt70A%3D%3D&amp;gclid=Cj0KEQjw8tbHBRC6rLS024qYjtEBEiQA7wIDeVInGKw3LtqZgZw5t9rIOEWVgQLTs6K2wxQv4-VVoCcaApgT8P8HA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3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Vishay / Vitramon</text:p>
          </table:table-cell>
          <table:table-cell table:style-name="ce3" office:value-type="string" calcext:value-type="string">
            <text:p>VJ1206Y104KXBAT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Vishay/VJ1206Y104KXBAT/?qs=9XTvUtu7mEYpFuKWvBt70A%3D%3D&amp;gclid=Cj0KEQjw8tbHBRC6rLS024qYjtEBEiQA7wIDeVInGKw3LtqZgZw5t9rIOEWVgQLTs6K2wxQv4-VVoCcaApgT8P8HAQ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C38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GRM21BR61E475KA12L</text:p>
          </table:table-cell>
          <table:table-cell table:style-name="ce3" office:value-type="string" calcext:value-type="string">
            <text:p>81-GRM21BR61E475KA1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Murata-Electronics/GRM21BR61E475KA12L/?qs=sGAEpiMZZMs0AnBnWHyRQFMEm91eSBbsV8HVMC%2fdIUM%3d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3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Vishay / Vitramon</text:p>
          </table:table-cell>
          <table:table-cell table:style-name="ce3" office:value-type="string" calcext:value-type="string">
            <text:p>VJ1206Y104KXBAT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Vishay/VJ1206Y104KXBAT/?qs=9XTvUtu7mEYpFuKWvBt70A%3D%3D&amp;gclid=Cj0KEQjw8tbHBRC6rLS024qYjtEBEiQA7wIDeVInGKw3LtqZgZw5t9rIOEWVgQLTs6K2wxQv4-VVoCcaApgT8P8HAQ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C40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GRM21BR61E475KA12L</text:p>
          </table:table-cell>
          <table:table-cell table:style-name="ce3" office:value-type="string" calcext:value-type="string">
            <text:p>81-GRM21BR61E475KA1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Murata-Electronics/GRM21BR61E475KA12L/?qs=sGAEpiMZZMs0AnBnWHyRQFMEm91eSBbsV8HVMC%2fdIUM%3d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4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Vishay / Vitramon</text:p>
          </table:table-cell>
          <table:table-cell table:style-name="ce3" office:value-type="string" calcext:value-type="string">
            <text:p>VJ1206Y104KXBAT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Vishay/VJ1206Y104KXBAT/?qs=9XTvUtu7mEYpFuKWvBt70A%3D%3D&amp;gclid=Cj0KEQjw8tbHBRC6rLS024qYjtEBEiQA7wIDeVInGKw3LtqZgZw5t9rIOEWVgQLTs6K2wxQv4-VVoCcaApgT8P8HAQ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4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Vishay / Vitramon</text:p>
          </table:table-cell>
          <table:table-cell table:style-name="ce3" office:value-type="string" calcext:value-type="string">
            <text:p>VJ1206Y104KXBAT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Vishay/VJ1206Y104KXBAT/?qs=9XTvUtu7mEYpFuKWvBt70A%3D%3D&amp;gclid=Cj0KEQjw8tbHBRC6rLS024qYjtEBEiQA7wIDeVInGKw3LtqZgZw5t9rIOEWVgQLTs6K2wxQv4-VVoCcaApgT8P8HAQ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C4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C1206C106J8RACTU</text:p>
          </table:table-cell>
          <table:table-cell office:value-type="string" calcext:value-type="string">
            <text:p>CAP-11015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KEMET/C1206C106J8RACTU/?qs=sGAEpiMZZMs0AnBnWHyRQI9zuYIiQALCxycYRDSW%2f4w%3d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4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Vishay / Vitramon</text:p>
          </table:table-cell>
          <table:table-cell table:style-name="ce3" office:value-type="string" calcext:value-type="string">
            <text:p>VJ1206Y104KXBAT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Vishay/VJ1206Y104KXBAT/?qs=9XTvUtu7mEYpFuKWvBt70A%3D%3D&amp;gclid=Cj0KEQjw8tbHBRC6rLS024qYjtEBEiQA7wIDeVInGKw3LtqZgZw5t9rIOEWVgQLTs6K2wxQv4-VVoCcaApgT8P8HAQ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4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Vishay / Vitramon</text:p>
          </table:table-cell>
          <table:table-cell table:style-name="ce3" office:value-type="string" calcext:value-type="string">
            <text:p>VJ1206Y104KXBAT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Vishay/VJ1206Y104KXBAT/?qs=9XTvUtu7mEYpFuKWvBt70A%3D%3D&amp;gclid=Cj0KEQjw8tbHBRC6rLS024qYjtEBEiQA7wIDeVInGKw3LtqZgZw5t9rIOEWVgQLTs6K2wxQv4-VVoCcaApgT8P8HAQ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46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0.1UF-0603-25V-5%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0.1µF ceramic capacitors</text:p>
          </table:table-cell>
          <table:table-cell office:value-type="string" calcext:value-type="string">
            <text:p>TDK</text:p>
          </table:table-cell>
          <table:table-cell table:style-name="ce3" office:value-type="string" calcext:value-type="string">
            <text:p>810-C3216JB0J476M16C</text:p>
          </table:table-cell>
          <table:table-cell office:value-type="string" calcext:value-type="string">
            <text:p>CAP-08604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TDK/C3216JB0J476M160AC/?qs=xLDY6iXSiQaCuTQX7XHG6Q%3D%3D&amp;gclid=CjwKEAjw_bHHBRD4qbKukMiVgU0SJADr08ZZ5166svdIKt5SYZe67zuhzEj1mUPNK4ovP51oJjLozBoCvtvw_wcB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C47</text:p>
          </table:table-cell>
          <table:table-cell office:value-type="string" calcext:value-type="string">
            <text:p>6.2p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AVX</text:p>
          </table:table-cell>
          <table:table-cell table:style-name="ce3" office:value-type="string" calcext:value-type="string">
            <text:p>08055A6R2CAT2A</text:p>
          </table:table-cell>
          <table:table-cell table:style-name="ce3" office:value-type="string" calcext:value-type="string">
            <text:p>581-08055A6R2C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AVX/08055A6R2CAT2A/?qs=sGAEpiMZZMs0AnBnWHyRQAO9wz3NDm%2fCHpxhiLoblw0%3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48</text:p>
          </table:table-cell>
          <table:table-cell office:value-type="string" calcext:value-type="string">
            <text:p>6.2p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AVX</text:p>
          </table:table-cell>
          <table:table-cell table:style-name="ce3" office:value-type="string" calcext:value-type="string">
            <text:p>08055A6R2CAT2A</text:p>
          </table:table-cell>
          <table:table-cell table:style-name="ce3" office:value-type="string" calcext:value-type="string">
            <text:p>581-08055A6R2C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AVX/08055A6R2CAT2A/?qs=sGAEpiMZZMs0AnBnWHyRQAO9wz3NDm%2fCHpxhiLoblw0%3d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C49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0.1UF-0603-25V-5%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0.1µF ceramic capacitors</text:p>
          </table:table-cell>
          <table:table-cell office:value-type="string" calcext:value-type="string">
            <text:p>TDK</text:p>
          </table:table-cell>
          <table:table-cell table:style-name="ce3" office:value-type="string" calcext:value-type="string">
            <text:p>810-C3216JB0J476M16C</text:p>
          </table:table-cell>
          <table:table-cell office:value-type="string" calcext:value-type="string">
            <text:p>CAP-08604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TDK/C3216JB0J476M160AC/?qs=xLDY6iXSiQaCuTQX7XHG6Q%3D%3D&amp;gclid=CjwKEAjw_bHHBRD4qbKukMiVgU0SJADr08ZZ5166svdIKt5SYZe67zuhzEj1mUPNK4ovP51oJjLozBoCvtvw_wc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1.0p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5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.1UF-0402-16V-10%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.1µF ceramic capacitors</text:p>
          </table:table-cell>
          <table:table-cell office:value-type="string" calcext:value-type="string">
            <text:p>Vishay / Vitramon</text:p>
          </table:table-cell>
          <table:table-cell table:style-name="ce3" office:value-type="string" calcext:value-type="string">
            <text:p>VJ1206Y104KXBAT</text:p>
          </table:table-cell>
          <table:table-cell office:value-type="string" calcext:value-type="string">
            <text:p>CAP-12416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Vishay/VJ1206Y104KXBAT/?qs=9XTvUtu7mEYpFuKWvBt70A%3D%3D&amp;gclid=Cj0KEQjw8tbHBRC6rLS024qYjtEBEiQA7wIDeVInGKw3LtqZgZw5t9rIOEWVgQLTs6K2wxQv4-VVoCcaApgT8P8HAQ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52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100UF-POLAR-25V-20%(ELEC)</text:p>
          </table:table-cell>
          <table:table-cell office:value-type="string" calcext:value-type="string">
            <text:p>PANASONIC_D</text:p>
          </table:table-cell>
          <table:table-cell office:value-type="string" calcext:value-type="string">
            <text:p>100µF polarized capacitors</text:p>
          </table:table-cell>
          <table:table-cell office:value-type="string" calcext:value-type="string">
            <text:p>Panasonic</text:p>
          </table:table-cell>
          <table:table-cell table:style-name="ce3" office:value-type="string" calcext:value-type="string">
            <text:p>EEE-FK0J101UR</text:p>
          </table:table-cell>
          <table:table-cell office:value-type="string" calcext:value-type="string">
            <text:p>667-EEE-FK0J101U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Panasonic/EEE-FK0J101UR/?qs=sGAEpiMZZMukHu%252bjC5l7YUbQ3OA56ociU9944h%252bEV1I%3d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5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US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Vishay / Vitramon</text:p>
          </table:table-cell>
          <table:table-cell table:style-name="ce3" office:value-type="string" calcext:value-type="string">
            <text:p>VJ1206Y104KXBAT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Vishay/VJ1206Y104KXBAT/?qs=9XTvUtu7mEYpFuKWvBt70A%3D%3D&amp;gclid=Cj0KEQjw8tbHBRC6rLS024qYjtEBEiQA7wIDeVInGKw3LtqZgZw5t9rIOEWVgQLTs6K2wxQv4-VVoCcaApgT8P8HA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A/30V</text:p>
          </table:table-cell>
          <table:table-cell office:value-type="string" calcext:value-type="string">
            <text:p>SCHOTTKY-DIODESMD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Schottky Diod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B1</text:p>
          </table:table-cell>
          <table:table-cell office:value-type="string" calcext:value-type="string">
            <text:p>40Ω/1.5A</text:p>
          </table:table-cell>
          <table:table-cell office:value-type="string" calcext:value-type="string">
            <text:p>FERRITE_BEAD-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Ferrite Bead (blocks, cores, rings, chokes, etc.)</text:p>
          </table:table-cell>
          <table:table-cell office:value-type="string" calcext:value-type="string">
            <text:p>Laird-Singal Integrity</text:p>
          </table:table-cell>
          <table:table-cell table:style-name="ce3" office:value-type="string" calcext:value-type="string">
            <text:p>240-2389-1-ND</text:p>
          </table:table-cell>
          <table:table-cell office:value-type="string" calcext:value-type="string">
            <text:p>NDUC-07859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https://www.digikey.com/product-detail/en/laird-signal-integrity-products/MI0805K400R-10/240-2389-1-ND/806749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FB2</text:p>
          </table:table-cell>
          <table:table-cell office:value-type="string" calcext:value-type="string">
            <text:p>40Ω/1.5A</text:p>
          </table:table-cell>
          <table:table-cell office:value-type="string" calcext:value-type="string">
            <text:p>FERRITE_BEAD-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Ferrite Bead (blocks, cores, rings, chokes, etc.)</text:p>
          </table:table-cell>
          <table:table-cell office:value-type="string" calcext:value-type="string">
            <text:p>Laird-Singal Integrity</text:p>
          </table:table-cell>
          <table:table-cell table:style-name="ce3" office:value-type="string" calcext:value-type="string">
            <text:p>240-2389-1-ND</text:p>
          </table:table-cell>
          <table:table-cell office:value-type="string" calcext:value-type="string">
            <text:p>NDUC-07859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https://www.digikey.com/product-detail/en/laird-signal-integrity-products/MI0805K400R-10/240-2389-1-ND/8067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1</text:p>
          </table:table-cell>
          <table:table-cell table:number-columns-repeated="3" office:value-type="string" calcext:value-type="string">
            <text:p>DEA2024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</text:p>
          </table:table-cell>
          <table:table-cell table:number-columns-repeated="3" office:value-type="string" calcext:value-type="string">
            <text:p>MJ-3536N</text:p>
          </table:table-cell>
          <table:table-cell office:value-type="string" calcext:value-type="string">
            <text:p>Mono Audio Jack, 3.5 MM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MJ-3536N</text:p>
          </table:table-cell>
          <table:table-cell office:value-type="string" calcext:value-type="string">
            <text:p>CP-3536N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https://www.digikey.com/product-detail/en/cui-inc/MJ-3536N/CP-3536N-ND/281264</text:p>
          </table:table-cell>
          <table:table-cell table:number-columns-repeated="1014"/>
        </table:table-row>
        <table:table-row table:style-name="ro6">
          <table:table-cell table:style-name="ce1" office:value-type="string" calcext:value-type="string">
            <text:p>J2</text:p>
          </table:table-cell>
          <table:table-cell table:style-name="ce1"/>
          <table:table-cell table:style-name="ce1" office:value-type="string" calcext:value-type="string">
            <text:p>USB_MICRO-B_SMT</text:p>
          </table:table-cell>
          <table:table-cell table:style-name="ce1" office:value-type="string" calcext:value-type="string">
            <text:p>USB-MICROB</text:p>
          </table:table-cell>
          <table:table-cell table:style-name="ce1" office:value-type="string" calcext:value-type="string">
            <text:p>USB Type Micro-B Connector</text:p>
          </table:table-cell>
          <table:table-cell table:style-name="ce1" office:value-type="string" calcext:value-type="string">
            <text:p>SparkFun</text:p>
          </table:table-cell>
          <table:table-cell table:style-name="ce4" office:value-type="string" calcext:value-type="string">
            <text:p>PRT-08533</text:p>
          </table:table-cell>
          <table:table-cell table:style-name="ce1" office:value-type="string" calcext:value-type="string">
            <text:p>CONN-09505</text:p>
          </table:table-cell>
          <table:table-cell table:style-name="ce1" office:value-type="string" calcext:value-type="string">
            <text:p>SparkFun</text:p>
          </table:table-cell>
          <table:table-cell table:style-name="ce1" office:value-type="string" calcext:value-type="string">
            <text:p>https://www.sparkfun.com/products/8533</text:p>
          </table:table-cell>
          <table:table-cell table:style-name="ce1" table:number-columns-repeated="1014"/>
        </table:table-row>
        <table:table-row table:style-name="ro3">
          <table:table-cell office:value-type="string" calcext:value-type="string">
            <text:p>J3</text:p>
          </table:table-cell>
          <table:table-cell table:number-columns-repeated="3" office:value-type="string" calcext:value-type="string">
            <text:p>SJ-3515-SMT</text:p>
          </table:table-cell>
          <table:table-cell office:value-type="string" calcext:value-type="string">
            <text:p>3.5 Stereo Audio Jack (SMT)</text:p>
          </table:table-cell>
          <table:table-cell office:value-type="string" calcext:value-type="string">
            <text:p>CUI</text:p>
          </table:table-cell>
          <table:table-cell table:style-name="ce3" office:value-type="string" calcext:value-type="string">
            <text:p>SJ-3523-SMT-TR</text:p>
          </table:table-cell>
          <table:table-cell office:value-type="string" calcext:value-type="string">
            <text:p>490-SJ-3523-SMT-T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CUI/SJ-3523-SMT-TR/?qs=WyjlAZoYn51zOHzJ3r4ZRA%3D%3D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J4</text:p>
          </table:table-cell>
          <table:table-cell table:number-columns-repeated="3" office:value-type="string" calcext:value-type="string">
            <text:p>SJ-3515-SMT</text:p>
          </table:table-cell>
          <table:table-cell office:value-type="string" calcext:value-type="string">
            <text:p>3.5 Stereo Audio Jack (SMT)</text:p>
          </table:table-cell>
          <table:table-cell office:value-type="string" calcext:value-type="string">
            <text:p>CUI</text:p>
          </table:table-cell>
          <table:table-cell table:style-name="ce3" office:value-type="string" calcext:value-type="string">
            <text:p>SJ-3523-SMT-TR</text:p>
          </table:table-cell>
          <table:table-cell office:value-type="string" calcext:value-type="string">
            <text:p>490-SJ-3523-SMT-T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CUI/SJ-3523-SMT-TR/?qs=WyjlAZoYn51zOHzJ3r4ZRA%3D%3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22</text:p>
          </table:table-cell>
          <table:table-cell table:number-columns-repeated="2" office:value-type="string" calcext:value-type="string">
            <text:p>M10X2</text:p>
          </table:table-cell>
          <table:table-cell office:value-type="string" calcext:value-type="string">
            <text:p>2X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23</text:p>
          </table:table-cell>
          <table:table-cell table:number-columns-repeated="2" office:value-type="string" calcext:value-type="string">
            <text:p>M10X2</text:p>
          </table:table-cell>
          <table:table-cell office:value-type="string" calcext:value-type="string">
            <text:p>2X10</text:p>
          </table:table-cell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JMP1</text:p>
          </table:table-cell>
          <table:table-cell table:number-columns-repeated="2" office:value-type="string" calcext:value-type="string">
            <text:p>0R-JUMPA</text:p>
          </table:table-cell>
          <table:table-cell office:value-type="string" calcext:value-type="string">
            <text:p>A0R-JMP</text:p>
          </table:table-cell>
          <table:table-cell office:value-type="string" calcext:value-type="string">
            <text:p>SMD 0R 0805 Jumper</text:p>
          </table:table-cell>
          <table:table-cell office:value-type="string" calcext:value-type="string">
            <text:p>Vishay / Beyschlag</text:p>
          </table:table-cell>
          <table:table-cell office:value-type="string" calcext:value-type="string">
            <text:p>MCU08050Z0000ZP500</text:p>
          </table:table-cell>
          <table:table-cell office:value-type="string" calcext:value-type="string">
            <text:p>594-MCU08050Z0000ZP5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Vishay/MCU08050Z0000ZP500/?qs=7brFTZpmMpt1jtMsfgoxPQ%3D%3D&amp;gclid=Cj0KEQjwldzHBRCfg_aImKrf7N4BEiQABJTPKBL8FDYbM0U3HN0RlbxzENap2fNjOaB7nLvJx7O_cqEaAvrr8P8HA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MP2</text:p>
          </table:table-cell>
          <table:table-cell table:number-columns-repeated="2" office:value-type="string" calcext:value-type="string">
            <text:p>0R-JUMPA</text:p>
          </table:table-cell>
          <table:table-cell office:value-type="string" calcext:value-type="string">
            <text:p>A0R-JMP</text:p>
          </table:table-cell>
          <table:table-cell office:value-type="string" calcext:value-type="string">
            <text:p>SMD 0R 0805 Jumper</text:p>
          </table:table-cell>
          <table:table-cell office:value-type="string" calcext:value-type="string">
            <text:p>Vishay / Beyschlag</text:p>
          </table:table-cell>
          <table:table-cell office:value-type="string" calcext:value-type="string">
            <text:p>MCU08050Z0000ZP500</text:p>
          </table:table-cell>
          <table:table-cell office:value-type="string" calcext:value-type="string">
            <text:p>594-MCU08050Z0000ZP5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Vishay/MCU08050Z0000ZP500/?qs=7brFTZpmMpt1jtMsfgoxPQ%3D%3D&amp;gclid=Cj0KEQjwldzHBRCfg_aImKrf7N4BEiQABJTPKBL8FDYbM0U3HN0RlbxzENap2fNjOaB7nLvJx7O_cqEaAvrr8P8HA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MP3</text:p>
          </table:table-cell>
          <table:table-cell table:number-columns-repeated="2" office:value-type="string" calcext:value-type="string">
            <text:p>0R-JUMPA</text:p>
          </table:table-cell>
          <table:table-cell office:value-type="string" calcext:value-type="string">
            <text:p>A0R-JMP</text:p>
          </table:table-cell>
          <table:table-cell office:value-type="string" calcext:value-type="string">
            <text:p>SMD 0R 0805 Jumper</text:p>
          </table:table-cell>
          <table:table-cell office:value-type="string" calcext:value-type="string">
            <text:p>Vishay / Beyschlag</text:p>
          </table:table-cell>
          <table:table-cell office:value-type="string" calcext:value-type="string">
            <text:p>MCU08050Z0000ZP500</text:p>
          </table:table-cell>
          <table:table-cell office:value-type="string" calcext:value-type="string">
            <text:p>594-MCU08050Z0000ZP5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Vishay/MCU08050Z0000ZP500/?qs=7brFTZpmMpt1jtMsfgoxPQ%3D%3D&amp;gclid=Cj0KEQjwldzHBRCfg_aImKrf7N4BEiQABJTPKBL8FDYbM0U3HN0RlbxzENap2fNjOaB7nLvJx7O_cqEaAvrr8P8HA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MP4</text:p>
          </table:table-cell>
          <table:table-cell table:number-columns-repeated="2" office:value-type="string" calcext:value-type="string">
            <text:p>0R-JUMPA</text:p>
          </table:table-cell>
          <table:table-cell office:value-type="string" calcext:value-type="string">
            <text:p>A0R-JMP</text:p>
          </table:table-cell>
          <table:table-cell office:value-type="string" calcext:value-type="string">
            <text:p>SMD 0R 0805 Jumper</text:p>
          </table:table-cell>
          <table:table-cell office:value-type="string" calcext:value-type="string">
            <text:p>Vishay / Beyschlag</text:p>
          </table:table-cell>
          <table:table-cell office:value-type="string" calcext:value-type="string">
            <text:p>MCU08050Z0000ZP500</text:p>
          </table:table-cell>
          <table:table-cell office:value-type="string" calcext:value-type="string">
            <text:p>594-MCU08050Z0000ZP5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Vishay/MCU08050Z0000ZP500/?qs=7brFTZpmMpt1jtMsfgoxPQ%3D%3D&amp;gclid=Cj0KEQjwldzHBRCfg_aImKrf7N4BEiQABJTPKBL8FDYbM0U3HN0RlbxzENap2fNjOaB7nLvJx7O_cqEaAvrr8P8HA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MP5</text:p>
          </table:table-cell>
          <table:table-cell table:number-columns-repeated="2" office:value-type="string" calcext:value-type="string">
            <text:p>0R-JUMPA</text:p>
          </table:table-cell>
          <table:table-cell office:value-type="string" calcext:value-type="string">
            <text:p>A0R-JMP</text:p>
          </table:table-cell>
          <table:table-cell office:value-type="string" calcext:value-type="string">
            <text:p>SMD 0R 0805 Jumper</text:p>
          </table:table-cell>
          <table:table-cell office:value-type="string" calcext:value-type="string">
            <text:p>Vishay / Beyschlag</text:p>
          </table:table-cell>
          <table:table-cell office:value-type="string" calcext:value-type="string">
            <text:p>MCU08050Z0000ZP500</text:p>
          </table:table-cell>
          <table:table-cell office:value-type="string" calcext:value-type="string">
            <text:p>594-MCU08050Z0000ZP5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Vishay/MCU08050Z0000ZP500/?qs=7brFTZpmMpt1jtMsfgoxPQ%3D%3D&amp;gclid=Cj0KEQjwldzHBRCfg_aImKrf7N4BEiQABJTPKBL8FDYbM0U3HN0RlbxzENap2fNjOaB7nLvJx7O_cqEaAvrr8P8HA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P1</text:p>
          </table:table-cell>
          <table:table-cell/>
          <table:table-cell office:value-type="string" calcext:value-type="string">
            <text:p>JUMPER-2PTH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Jump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P90</text:p>
          </table:table-cell>
          <table:table-cell table:number-columns-repeated="2" office:value-type="string" calcext:value-type="string">
            <text:p>M02LOCK</text:p>
          </table:table-cell>
          <table:table-cell office:value-type="string" calcext:value-type="string">
            <text:p>1X02_LOCK</text:p>
          </table:table-cell>
          <table:table-cell office:value-type="string" calcext:value-type="string">
            <text:p>Standard 2-pin 0.1" header. Use wi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P91</text:p>
          </table:table-cell>
          <table:table-cell table:number-columns-repeated="2" office:value-type="string" calcext:value-type="string">
            <text:p>M02LOCK</text:p>
          </table:table-cell>
          <table:table-cell office:value-type="string" calcext:value-type="string">
            <text:p>1X02_LOCK</text:p>
          </table:table-cell>
          <table:table-cell office:value-type="string" calcext:value-type="string">
            <text:p>Standard 2-pin 0.1" header. Use wi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TAG</text:p>
          </table:table-cell>
          <table:table-cell/>
          <table:table-cell office:value-type="string" calcext:value-type="string">
            <text:p>M06SILK_FEMALE_PTH</text:p>
          </table:table-cell>
          <table:table-cell office:value-type="string" calcext:value-type="string">
            <text:p>1X06</text:p>
          </table:table-cell>
          <table:table-cell office:value-type="string" calcext:value-type="string">
            <text:p>Header 6</text:p>
          </table:table-cell>
          <table:table-cell table:number-columns-repeated="2"/>
          <table:table-cell office:value-type="string" calcext:value-type="string">
            <text:p>CONN-084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INDUCTOR-SPARKFUN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Inducto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2.2uH</text:p>
          </table:table-cell>
          <table:table-cell office:value-type="string" calcext:value-type="string">
            <text:p>L-USL2012C</text:p>
          </table:table-cell>
          <table:table-cell office:value-type="string" calcext:value-type="string">
            <text:p>L2012C</text:p>
          </table:table-cell>
          <table:table-cell office:value-type="string" calcext:value-type="string">
            <text:p>INDUCTOR, Americ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1uH</text:p>
          </table:table-cell>
          <table:table-cell office:value-type="string" calcext:value-type="string">
            <text:p>L-USL2012C</text:p>
          </table:table-cell>
          <table:table-cell office:value-type="string" calcext:value-type="string">
            <text:p>L2012C</text:p>
          </table:table-cell>
          <table:table-cell office:value-type="string" calcext:value-type="string">
            <text:p>INDUCTOR, Americ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2.2uH</text:p>
          </table:table-cell>
          <table:table-cell office:value-type="string" calcext:value-type="string">
            <text:p>L-USL2012C</text:p>
          </table:table-cell>
          <table:table-cell office:value-type="string" calcext:value-type="string">
            <text:p>L2012C</text:p>
          </table:table-cell>
          <table:table-cell office:value-type="string" calcext:value-type="string">
            <text:p>INDUCTOR, Americ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-US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ESISTOR, Americ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KOHM-0603-1/10W-1%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10kΩ resistor</text:p>
          </table:table-cell>
          <table:table-cell table:number-columns-repeated="2"/>
          <table:table-cell office:value-type="string" calcext:value-type="string">
            <text:p>RES-008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KOHM-0603-1/10W-1%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1kΩ resistor</text:p>
          </table:table-cell>
          <table:table-cell table:number-columns-repeated="2"/>
          <table:table-cell office:value-type="string" calcext:value-type="string">
            <text:p>RES-078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KOHM-0603-1/10W-1%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1kΩ resistor</text:p>
          </table:table-cell>
          <table:table-cell table:number-columns-repeated="2"/>
          <table:table-cell office:value-type="string" calcext:value-type="string">
            <text:p>RES-078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KOHM-0603-1/10W-1%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10kΩ resistor</text:p>
          </table:table-cell>
          <table:table-cell table:number-columns-repeated="2"/>
          <table:table-cell office:value-type="string" calcext:value-type="string">
            <text:p>RES-008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6</text:p>
          </table:table-cell>
          <table:table-cell/>
          <table:table-cell office:value-type="string" calcext:value-type="string">
            <text:p>R-US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ESISTOR, Americ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KOHM-0603-1/10W-1%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10kΩ resistor</text:p>
          </table:table-cell>
          <table:table-cell table:number-columns-repeated="2"/>
          <table:table-cell office:value-type="string" calcext:value-type="string">
            <text:p>RES-008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5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ESISTOR, Americ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ESISTOR, Americ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ESISTOR, Americ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ESISTOR, Americ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4</text:p>
          </table:table-cell>
          <table:table-cell/>
          <table:table-cell office:value-type="string" calcext:value-type="string">
            <text:p>R-US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ESISTOR, Americ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5</text:p>
          </table:table-cell>
          <table:table-cell/>
          <table:table-cell office:value-type="string" calcext:value-type="string">
            <text:p>R-US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ESISTOR, Americ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P</text:p>
          </table:table-cell>
          <table:table-cell/>
          <table:table-cell office:value-type="string" calcext:value-type="string">
            <text:p>M03X22X3_SILK_MALE_PTH</text:p>
          </table:table-cell>
          <table:table-cell office:value-type="string" calcext:value-type="string">
            <text:p>2X3</text:p>
          </table:table-cell>
          <table:table-cell office:value-type="string" calcext:value-type="string">
            <text:p>2x3 .1" header.</text:p>
          </table:table-cell>
          <table:table-cell table:number-columns-repeated="2"/>
          <table:table-cell office:value-type="string" calcext:value-type="string">
            <text:p>CONN-097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MINAL_BLOCK</text:p>
          </table:table-cell>
          <table:table-cell/>
          <table:table-cell office:value-type="string" calcext:value-type="string">
            <text:p>CONN_04JST-PTH</text:p>
          </table:table-cell>
          <table:table-cell office:value-type="string" calcext:value-type="string">
            <text:p>JST-4-PTH</text:p>
          </table:table-cell>
          <table:table-cell office:value-type="string" calcext:value-type="string">
            <text:p>Multi connection point. Often used as Generic Header-pin footprint for 0.1 inch spaced/style header connections</text:p>
          </table:table-cell>
          <table:table-cell table:number-columns-repeated="2"/>
          <table:table-cell office:value-type="string" calcext:value-type="string">
            <text:p>WIRE-135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P1</text:p>
          </table:table-cell>
          <table:table-cell/>
          <table:table-cell office:value-type="string" calcext:value-type="string">
            <text:p>CONN_0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Single connection point. Often used as Generic Header-pin footprint for 0.1 inch spaced/style header connec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P2</text:p>
          </table:table-cell>
          <table:table-cell/>
          <table:table-cell office:value-type="string" calcext:value-type="string">
            <text:p>CONN_0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Single connection point. Often used as Generic Header-pin footprint for 0.1 inch spaced/style header connec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P3</text:p>
          </table:table-cell>
          <table:table-cell/>
          <table:table-cell office:value-type="string" calcext:value-type="string">
            <text:p>CONN_0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Single connection point. Often used as Generic Header-pin footprint for 0.1 inch spaced/style header connec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P13</text:p>
          </table:table-cell>
          <table:table-cell/>
          <table:table-cell office:value-type="string" calcext:value-type="string">
            <text:p>CONN_0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Single connection point. Often used as Generic Header-pin footprint for 0.1 inch spaced/style header connection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$1</text:p>
          </table:table-cell>
          <table:table-cell table:number-columns-repeated="2" office:value-type="string" calcext:value-type="string">
            <text:p>CC3200</text:p>
          </table:table-cell>
          <table:table-cell office:value-type="string" calcext:value-type="string">
            <text:p>PVQFN-N64</text:p>
          </table:table-cell>
          <table:table-cell/>
          <table:table-cell office:value-type="string" calcext:value-type="string">
            <text:p>Texas Instruments</text:p>
          </table:table-cell>
          <table:table-cell table:style-name="ce3" office:value-type="string" calcext:value-type="string">
            <text:p>CC3200R1M1RGCR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https://store.ti.com/CC3200R1M1RGCR.asp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$3</text:p>
          </table:table-cell>
          <table:table-cell table:number-columns-repeated="2" office:value-type="string" calcext:value-type="string">
            <text:p>ANTENNA2SMD</text:p>
          </table:table-cell>
          <table:table-cell office:value-type="string" calcext:value-type="string">
            <text:p>ANTENNA-CHIP2</text:p>
          </table:table-cell>
          <table:table-cell office:value-type="string" calcext:value-type="string">
            <text:p>Chip anten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</text:p>
          </table:table-cell>
          <table:table-cell table:number-columns-repeated="2" office:value-type="string" calcext:value-type="string">
            <text:p>TLV320AIC3254_RHB_32</text:p>
          </table:table-cell>
          <table:table-cell office:value-type="string" calcext:value-type="string">
            <text:p>RHB32_3P45X3P45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tlv320aic3254_rhb_32</text:p>
          </table:table-cell>
          <table:table-cell/>
          <table:table-cell office:value-type="string" calcext:value-type="string">
            <text:p>Texas Instrumen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2</text:p>
          </table:table-cell>
          <table:table-cell table:number-columns-repeated="2" office:value-type="string" calcext:value-type="string">
            <text:p>TPA2012D2_RTJ_20</text:p>
          </table:table-cell>
          <table:table-cell office:value-type="string" calcext:value-type="string">
            <text:p>RTJ20_2P7X2P7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tpa2012d2_rtj_20</text:p>
          </table:table-cell>
          <table:table-cell/>
          <table:table-cell office:value-type="string" calcext:value-type="string">
            <text:p>Texas Instrument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U15</text:p>
          </table:table-cell>
          <table:table-cell table:number-columns-repeated="2" office:value-type="string" calcext:value-type="string">
            <text:p>AT25FS010</text:p>
          </table:table-cell>
          <table:table-cell office:value-type="string" calcext:value-type="string">
            <text:p>SO08WIDE</text:p>
          </table:table-cell>
          <table:table-cell office:value-type="string" calcext:value-type="string">
            <text:p>1-Mbit SPI flash memory</text:p>
          </table:table-cell>
          <table:table-cell office:value-type="string" calcext:value-type="string">
            <text:p>Microchip Technology</text:p>
          </table:table-cell>
          <table:table-cell table:style-name="ce3" office:value-type="string" calcext:value-type="string">
            <text:p>SST25VF010A-33-4I-SAE</text:p>
          </table:table-cell>
          <table:table-cell office:value-type="string" calcext:value-type="string">
            <text:p>804-25VF010A3ISAE</text:p>
          </table:table-cell>
          <table:table-cell/>
          <table:table-cell office:value-type="string" calcext:value-type="string">
            <text:p>http://www.mouser.com/ProductDetail/Microchip-Technology/SST25VF010A-33-4I-SAE/?qs=sGAEpiMZZMtI%252bQ06EiAoG1i1yV4V0SjccEzQYpmJSGE%3d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Y2</text:p>
          </table:table-cell>
          <table:table-cell office:value-type="string" calcext:value-type="string">
            <text:p>32.768KHz</text:p>
          </table:table-cell>
          <table:table-cell office:value-type="string" calcext:value-type="string">
            <text:p>CRYSTAL5X3</text:p>
          </table:table-cell>
          <table:table-cell office:value-type="string" calcext:value-type="string">
            <text:p>CRYSTAL-SMD-5X3</text:p>
          </table:table-cell>
          <table:table-cell office:value-type="string" calcext:value-type="string">
            <text:p>Various standard crystals. Proven footprints. Spark Fun Electronics SKU : COM-00534</text:p>
          </table:table-cell>
          <table:table-cell office:value-type="string" calcext:value-type="string">
            <text:p>ABRACON</text:p>
          </table:table-cell>
          <table:table-cell table:style-name="ce3" office:value-type="string" calcext:value-type="string">
            <text:p>ASFL1-32.768MHZ-L-T</text:p>
          </table:table-cell>
          <table:table-cell table:style-name="ce3" office:value-type="string" calcext:value-type="string">
            <text:p>815-ASFL1-32.768-L-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ABRACON/ASFL1-32768MHZ-L-T/?qs=sGAEpiMZZMsLmE2CU4KkzwtqKKPoNFyK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Y3</text:p>
          </table:table-cell>
          <table:table-cell office:value-type="string" calcext:value-type="string">
            <text:p>40MHz</text:p>
          </table:table-cell>
          <table:table-cell office:value-type="string" calcext:value-type="string">
            <text:p>CRYSTAL5X3</text:p>
          </table:table-cell>
          <table:table-cell office:value-type="string" calcext:value-type="string">
            <text:p>CRYSTAL-SMD-5X3</text:p>
          </table:table-cell>
          <table:table-cell office:value-type="string" calcext:value-type="string">
            <text:p>Various standard crystals. Proven footprints. Spark Fun Electronics SKU : COM-00534</text:p>
          </table:table-cell>
          <table:table-cell office:value-type="string" calcext:value-type="string">
            <text:p>ABRACON</text:p>
          </table:table-cell>
          <table:table-cell office:value-type="string" calcext:value-type="string">
            <text:p>ASFLMB-40.000MHZ-LC-T</text:p>
          </table:table-cell>
          <table:table-cell table:style-name="ce3" office:value-type="string" calcext:value-type="string">
            <text:p>815-ASFLMB-40MHZ-LC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://www.mouser.com/ProductDetail/ABRACON/ASFLMB-40000MHZ-LC-T/?qs=sGAEpiMZZMt2Q%252b%2fb08UWm3ZFwJJoIpV7</text:p>
          </table:table-cell>
          <table:table-cell table:number-columns-repeated="1014"/>
        </table:table-row>
      </table:table>
      <table:named-expressions/>
      <table:database-ranges>
        <table:database-range table:name="__Anonymous_Sheet_DB__0" table:target-range-address="CC3200_Breakout_bom.A1:CC3200_Breakout_bom.J10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 style:data-style-name="N2" text:time-value="02:27:25.196816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9T12:11:19.869829640</dc:date>
    <meta:editing-duration>PT1H21M53S</meta:editing-duration>
    <meta:editing-cycles>10</meta:editing-cycles>
    <meta:generator>LibreOffice/5.1.6.2$Linux_X86_64 LibreOffice_project/10m0$Build-2</meta:generator>
    <meta:document-statistic meta:table-count="1" meta:cell-count="821" meta:object-count="0"/>
  </office:meta>
</office:document-meta>
</file>